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2 клиента</text:p>
      <text:p text:style-name="Standard">толстый клиент на виндовс</text:p>
      <text:p text:style-name="Standard">толстый клиент на андроед</text:p>
      <text:p text:style-name="Standard"/>
      <text:p text:style-name="Standard"/>
      <text:p text:style-name="Standard">в качестве сервиса хранения и обмена я хочу яндекс.диск</text:p>
      <text:p text:style-name="Standard">в качестве карт — <text:span text:style-name="T1">OSM, </text:span><text:span text:style-name="T2">загружаемые на клиент</text:span></text:p>
      <text:p text:style-name="Standard"><text:span text:style-name="T2"/></text:p>
      <text:list xml:id="list4833058210861842456" text:style-name="L1">
        <text:list-item>
          <text:p text:style-name="P1"><text:span text:style-name="T2">Создать проект на гитхаб</text:span></text:p>
        </text:list-item>
        <text:list-item>
          <text:p text:style-name="P1"><text:span text:style-name="T2">Двухпанельный интерфейс: дерево + карта/документ</text:span></text:p>
        </text:list-item>
        <text:list-item>
          <text:p text:style-name="P1"><text:span text:style-name="T2">Дерево со свободным порядком объектов</text:span></text:p>
        </text:list-item>
        <text:list-item>
          <text:p text:style-name="P1"><text:span text:style-name="T2">ГЕО-объекты — при выборе отображается карта, объект подсвечен</text:span></text:p>
        </text:list-item>
        <text:list-item>
          <text:p text:style-name="P1"><text:span text:style-name="T2">Документ — простой (сначала неформатируемый текст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Дмитрий </meta:initial-creator>
    <meta:creation-date>2018-01-01T14:14:17.28</meta:creation-date>
    <meta:document-statistic meta:table-count="0" meta:image-count="0" meta:object-count="0" meta:page-count="1" meta:paragraph-count="10" meta:word-count="60" meta:character-count="388"/>
    <dc:date>2018-01-01T17:32:43.58</dc:date>
    <dc:creator>Дмитрий </dc:creator>
    <meta:editing-duration>PT3M4S</meta:editing-duration>
    <meta:editing-cycles>1</meta:editing-cycles>
    <meta:generator>OpenOffice/4.1.1$Win32 OpenOffice.org_project/411m6$Build-9775</meta:generator>
  </office:meta>
</office:document-meta>
</file>